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Support.removeQuery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changeScheme( URI bindAddr ,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Support.parseParamters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parseQuery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ISupport.stripPrefix( String valu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Support.parseComposite( URI uri , CompositeData rc , String ss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mpositeData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createRemainingURI( URI originalURI ,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Support.createURIWithQuery( URI uri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parseComposite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Data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stripScheme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Data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checkParenthesis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Data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Data.toURI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ISupport.splitComponents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mpositeData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createQueryString( Map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ositeData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Support.indexOfParenthesisMatch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